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966cm" svg:height="5.124cm" svg:x="3.926cm" svg:y="3.404cm" svg:viewBox="0 0 2967 5125" draw:points="2840,0 2967,3452 191,5125 0,1423">
          <text:p/>
        </draw:polygon>
        <draw:line draw:style-name="gr2" draw:text-style-name="P1" draw:layer="layout" svg:x1="6.742cm" svg:y1="3.414cm" svg:x2="4.182cm" svg:y2="8.535cm">
          <text:p/>
        </draw:line>
        <draw:polygon draw:style-name="gr1" draw:text-style-name="P1" draw:layer="layout" svg:width="6.208cm" svg:height="3.64cm" svg:x="4.562cm" svg:y="7.316cm" svg:viewBox="0 0 6209 3641" draw:points="0,1632 2755,0 6209,1130 3794,3641">
          <text:p/>
        </draw:polygon>
        <draw:line draw:style-name="gr2" draw:text-style-name="P1" draw:layer="layout" svg:x1="4.651cm" svg:y1="9.004cm" svg:x2="10.754cm" svg:y2="8.492cm">
          <text:p/>
        </draw:line>
        <draw:polygon draw:style-name="gr1" draw:text-style-name="P1" draw:layer="layout" svg:width="3.623cm" svg:height="4.581cm" svg:x="7.231cm" svg:y="3.278cm" svg:viewBox="0 0 3624 4582" draw:points="3624,921 0,0 127,3452 3560,4582">
          <text:p/>
        </draw:polygon>
        <draw:line draw:style-name="gr2" draw:text-style-name="P1" draw:layer="layout" svg:x1="10.796cm" svg:y1="7.852cm" svg:x2="7.254cm" svg:y2="3.286cm">
          <text:p/>
        </draw:line>
        <draw:polygon draw:style-name="gr3" draw:text-style-name="P1" draw:layer="layout" svg:width="6.463cm" svg:height="2.928cm" svg:x="3.905cm" svg:y="2.504cm" svg:viewBox="0 0 6464 2929" draw:points="0,1381 3941,2929 6464,921 2840,0">
          <text:p/>
        </draw:polygon>
        <draw:polygon draw:style-name="gr3" draw:text-style-name="P1" draw:layer="layout" svg:width="4.004cm" svg:height="5.689cm" svg:x="2.994cm" svg:y="5.58cm" svg:viewBox="0 0 4005 5690" draw:points="0,0 212,3703 4005,5690 3963,1548">
          <text:p/>
        </draw:polygon>
        <draw:polygon draw:style-name="gr3" draw:text-style-name="P1" draw:layer="layout" svg:width="2.542cm" svg:height="6.233cm" svg:x="9.457cm" svg:y="4.889cm" svg:viewBox="0 0 2543 6234" draw:points="43,6234 2459,3682 2543,0 0,2029">
          <text:p/>
        </draw:polygon>
        <draw:line draw:style-name="gr2" draw:text-style-name="P1" draw:layer="layout" svg:x1="2.993cm" svg:y1="5.579cm" svg:x2="6.978cm" svg:y2="11.248cm">
          <text:p/>
        </draw:line>
        <draw:line draw:style-name="gr2" draw:text-style-name="P1" draw:layer="layout" svg:x1="3.926cm" svg:y1="3.906cm" svg:x2="10.262cm" svg:y2="3.446cm">
          <text:p/>
        </draw:line>
        <draw:line draw:style-name="gr2" draw:text-style-name="P1" draw:layer="layout" svg:x1="9.431cm" svg:y1="10.967cm" svg:x2="11.991cm" svg:y2="5.036cm">
          <text:p/>
        </draw:line>
        <draw:rect draw:style-name="gr4" draw:text-style-name="P1" draw:layer="layout" svg:width="2cm" svg:height="1cm" svg:x="2cm" svg:y="14.5cm">
          <text:p text:style-name="P1">x</text:p>
        </draw:rect>
        <draw:rect draw:style-name="gr4" draw:text-style-name="P1" draw:layer="layout" svg:width="2cm" svg:height="1cm" svg:x="6cm" svg:y="14.5cm">
          <text:p text:style-name="P1">z</text:p>
        </draw:rect>
        <draw:rect draw:style-name="gr4" draw:text-style-name="P1" draw:layer="layout" svg:width="2cm" svg:height="1cm" svg:x="4cm" svg:y="14.5cm">
          <text:p text:style-name="P1">y</text:p>
        </draw:rect>
        <draw:frame draw:style-name="gr5" draw:layer="layout" svg:width="8cm" svg:height="1cm" svg:x="1.318cm" svg:y="12.385cm">
          <draw:text-box>
            <text:p>Each vertex needs:</text:p>
          </draw:text-box>
        </draw:frame>
        <draw:rect draw:style-name="gr4" draw:text-style-name="P1" draw:layer="layout" svg:width="1cm" svg:height="1cm" svg:x="9cm" svg:y="14.5cm">
          <text:p text:style-name="P1">r</text:p>
        </draw:rect>
        <draw:rect draw:style-name="gr4" draw:text-style-name="P1" draw:layer="layout" svg:width="1cm" svg:height="1cm" svg:x="10cm" svg:y="14.5cm">
          <text:p text:style-name="P1">g</text:p>
        </draw:rect>
        <draw:rect draw:style-name="gr4" draw:text-style-name="P1" draw:layer="layout" svg:width="1cm" svg:height="1cm" svg:x="11cm" svg:y="14.5cm">
          <text:p text:style-name="P1">b</text:p>
        </draw:rect>
        <draw:custom-shape draw:style-name="gr6" draw:text-style-name="P1" draw:layer="layout" svg:width="1cm" svg:height="1cm" svg:x="6.436cm" svg:y="10.6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2.579cm" svg:y="5.2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6.392cm" svg:y="6.65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2.706cm" svg:y="8.72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5cm" svg:height="1cm" svg:x="2cm" svg:y="13.5cm">
          <draw:text-box>
            <text:p>Position (floats)</text:p>
          </draw:text-box>
        </draw:frame>
        <draw:frame draw:style-name="gr5" draw:layer="layout" svg:width="5cm" svg:height="1cm" svg:x="8.5cm" svg:y="13.5cm">
          <draw:text-box>
            <text:p>Color (ubytes)</text:p>
          </draw:text-box>
        </draw:frame>
        <draw:rect draw:style-name="gr4" draw:text-style-name="P1" draw:layer="layout" svg:width="2cm" svg:height="1cm" svg:x="13cm" svg:y="14.5cm">
          <text:p text:style-name="P1">x</text:p>
        </draw:rect>
        <draw:rect draw:style-name="gr4" draw:text-style-name="P1" draw:layer="layout" svg:width="2cm" svg:height="1cm" svg:x="17cm" svg:y="14.5cm">
          <text:p text:style-name="P1">z</text:p>
        </draw:rect>
        <draw:rect draw:style-name="gr4" draw:text-style-name="P1" draw:layer="layout" svg:width="2cm" svg:height="1cm" svg:x="15cm" svg:y="14.5cm">
          <text:p text:style-name="P1">y</text:p>
        </draw:rect>
        <draw:frame draw:style-name="gr5" draw:layer="layout" svg:width="5cm" svg:height="1cm" svg:x="13cm" svg:y="13.5cm">
          <draw:text-box>
            <text:p>Normal (floats)</text:p>
          </draw:text-box>
        </draw:frame>
        <draw:custom-shape draw:style-name="gr6" draw:text-style-name="P1" draw:layer="layout" svg:width="1cm" svg:height="1cm" svg:x="9cm" svg:y="10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8.975cm" svg:y="6.44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1.473cm" svg:y="4.41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1.473cm" svg:y="8.05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3.412cm" svg:y="3.377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6.255cm" svg:y="1.99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9.782cm" svg:y="2.85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7.343cm" svg:y="4.9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793cm" svg:y1="5.909cm" svg:x2="1.237cm" svg:y2="6.657cm">
          <text:p/>
        </draw:line>
        <draw:line draw:style-name="gr7" draw:text-style-name="P1" draw:layer="layout" svg:x1="2.94cm" svg:y1="9.378cm" svg:x2="1.707cm" svg:y2="10.114cm">
          <text:p/>
        </draw:line>
        <draw:line draw:style-name="gr7" draw:text-style-name="P1" draw:layer="layout" svg:x1="6.732cm" svg:y1="11.407cm" svg:x2="5.718cm" svg:y2="12.29cm">
          <text:p/>
        </draw:line>
        <draw:line draw:style-name="gr7" draw:text-style-name="P1" draw:layer="layout" svg:x1="9.79cm" svg:y1="11.172cm" svg:x2="11.351cm" svg:y2="11.992cm">
          <text:p/>
        </draw:line>
        <draw:line draw:style-name="gr7" draw:text-style-name="P1" draw:layer="layout" svg:x1="12.259cm" svg:y1="5.145cm" svg:x2="13.935cm" svg:y2="5.615cm">
          <text:p/>
        </draw:line>
        <draw:line draw:style-name="gr7" draw:text-style-name="P1" draw:layer="layout" svg:x1="12.318cm" svg:y1="8.702cm" svg:x2="13.698cm" svg:y2="9.218cm">
          <text:p/>
        </draw:line>
        <draw:line draw:style-name="gr7" draw:text-style-name="P1" draw:layer="layout" svg:x1="6.644cm" svg:y1="7.35cm" svg:x2="5.121cm" svg:y2="8.322cm">
          <text:p/>
        </draw:line>
        <draw:line draw:style-name="gr7" draw:text-style-name="P1" draw:layer="layout" svg:x1="9.76cm" svg:y1="7.085cm" svg:x2="11.565cm" svg:y2="7.809cm">
          <text:p/>
        </draw:line>
        <draw:line draw:style-name="gr7" draw:text-style-name="P1" draw:layer="layout" svg:x1="3.881cm" svg:y1="3.499cm" svg:x2="3.792cm" svg:y2="2.058cm">
          <text:p/>
        </draw:line>
        <draw:line draw:style-name="gr7" draw:text-style-name="P1" draw:layer="layout" svg:x1="6.732cm" svg:y1="2.146cm" svg:x2="6.644cm" svg:y2="1cm">
          <text:p/>
        </draw:line>
        <draw:line draw:style-name="gr7" draw:text-style-name="P1" draw:layer="layout" svg:x1="10.319cm" svg:y1="2.999cm" svg:x2="10.26cm" svg:y2="1.882cm">
          <text:p/>
        </draw:line>
        <draw:line draw:style-name="gr7" draw:text-style-name="P1" draw:layer="layout" svg:x1="7.849cm" svg:y1="5.086cm" svg:x2="7.82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1-01-23T23:47:41.45</meta:creation-date>
    <dc:date>2011-01-24T10:28:27.56</dc:date>
    <dc:creator>Jonathan Hartley</dc:creator>
    <meta:editing-duration>PT00H17M37S</meta:editing-duration>
    <meta:editing-cycles>3</meta:editing-cycles>
    <meta:generator>OpenOffice.org/3.2$Win32 OpenOffice.org_project/320m18$Build-9502</meta:generator>
    <meta:document-statistic meta:object-count="49"/>
  </office:meta>
</office:document-meta>
</file>